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c471d87" officeooo:paragraph-rsid="0c471d87"/>
    </style:style>
    <style:style style:name="T1" style:family="text">
      <style:text-properties officeooo:rsid="0c43a641"/>
    </style:style>
    <style:style style:name="T2" style:family="text">
      <style:text-properties officeooo:rsid="0c47bc53"/>
    </style:style>
    <style:style style:name="T3" style:family="text">
      <style:text-properties officeooo:rsid="0c48c4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</text:span>his is stuff that got cut along the way but that I either might want to return to, or might want to refer to later anyway. You might see some evolutionary history here, but none of this is “canon” <text:span text:style-name="T3">anymore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c44e488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Standard" style:class="text" style:master-page-name="">
      <loext:graphic-properties draw:fill="none" draw:fill-color="#729fcf"/>
      <style:paragraph-properties fo:margin-top="0.1665in" fo:margin-bottom="0.0835in" loext:contextual-spacing="false" style:page-number="auto" fo:background-color="transparent" style:shadow="none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139in" fo:margin-bottom="0.0835in" loext:contextual-spacing="false"/>
      <style:text-properties style:font-name="DejaVu Sans" fo:font-family="'DejaVu Sans'" style:font-family-generic="swiss" style:font-pitch="variable" fo:font-size="115%" fo:font-weight="bold" officeooo:rsid="0c43db44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0972in" fo:margin-bottom="0.0835in" loext:contextual-spacing="false"/>
      <style:text-properties style:font-name="DejaVu Sans" fo:font-family="'DejaVu Sans'" style:font-family-generic="swiss" style:font-pitch="variable" fo:font-size="101%" fo:font-weight="bold" officeooo:rsid="0c43db44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1665in" fo:margin-bottom="0.0835in" loext:contextual-spacing="false"/>
      <style:text-properties style:font-name="DejaVu Sans" fo:font-family="'DejaVu Sans'" style:font-family-generic="swiss" style:font-pitch="variable" fo:font-size="130%" fo:font-weight="bold" officeooo:rsid="0c43db44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MT1" style:family="text">
      <style:text-properties officeooo:rsid="0c43a64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emplate</text:span>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3T14:22:53.583880591</dc:date>
    <meta:editing-duration>P6DT10H17M3S</meta:editing-duration>
    <meta:editing-cycles>2757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2" meta:word-count="42" meta:character-count="223" meta:non-whitespace-character-count="183"/>
  </office:meta>
</office:document-meta>
</file>